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8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9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1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2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3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4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5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9" style:parent-style-name="Default" style:family="paragraph">
      <style:text-properties style:font-name="Arial" style:font-name-complex="Arial" fo:font-size="11pt" style:font-size-asian="11pt" style:font-size-complex="11pt"/>
    </style:style>
    <style:style style:name="P20" style:parent-style-name="Default" style:family="paragraph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</text:span><text:span text:style-name="T7"><text:s/>Taktfrequenz</text:span><text:span text:style-name="T8">*</text:span><text:span text:style-name="T9">2 Ausführungseinheiten (FMA) * 2 Operationen / FMA-Einheit<text:s/></text:span><text:span text:style-name="T10">= 120 Gigaflop ohne boost Takt</text:span></text:p>
      <text:p text:style-name="Default"><text:span text:style-name="T11">Und<text:s/></text:span><text:span text:style-name="T12">12 Kerne*</text:span><text:span text:style-name="T13">3,3</text:span><text:span text:style-name="T14">Ghz</text:span><text:span text:style-name="T15"><text:s/>Taktfrequenz</text:span><text:span text:style-name="T16">*</text:span><text:span text:style-name="T17">2 Ausführungseinheiten (FMA) * 2 Operationen / FMA-Einheit<text:s/></text:span><text:span text:style-name="T18">= 158,4 Gigaflop ohne boost Takt</text:span></text:p>
      <text:p text:style-name="P19"/>
      <text:p text:style-name="P20">Aufgabe 2:</text:p>
      <text:p text:style-name="Default"><text:span text:style-name="T2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4T17:12:00Z</dc:date>
    <meta:print-date>2022-12-11T14:00:00Z</meta:print-date>
    <meta:template xlink:href="Normal.dotm" xlink:type="simple"/>
    <meta:editing-cycles>29</meta:editing-cycles>
    <meta:editing-duration>PT0S</meta:editing-duration>
    <meta:document-statistic meta:page-count="1" meta:paragraph-count="1" meta:word-count="67" meta:character-count="492" meta:row-count="3" meta:non-whitespace-character-count="426"/>
  </office:meta>
</office:document-meta>
</file>